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1AE8E590F9489C4C2DC.png" manifest:media-type="image/png"/>
  <manifest:file-entry manifest:full-path="Pictures/1000000000000258000001AB674B8DD9F52CCAEF.png" manifest:media-type="image/png"/>
  <manifest:file-entry manifest:full-path="Pictures/1000000000000258000001ACE546C37734289B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032af9" officeooo:paragraph-rsid="00032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cteurs de base : </text:p>
      <text:p text:style-name="P1"><draw:frame draw:style-name="fr1" draw:name="Image1" text:anchor-type="paragraph" svg:x="-0.443cm" svg:y="0.661cm" svg:width="15.875cm" svg:height="11.324cm" draw:z-index="0"><draw:image xlink:href="Pictures/1000000000000258000001ACE546C37734289B33.png" xlink:type="simple" xlink:show="embed" xlink:actuate="onLoad"/></draw:frame></text:p>
      <text:p text:style-name="P1"/>
      <text:p text:style-name="P1">Translation à l’origine : </text:p>
      <text:p text:style-name="P1"/>
      <text:p text:style-name="P1"><draw:frame draw:style-name="fr1" draw:name="Image2" text:anchor-type="paragraph" svg:x="-0.469cm" svg:y="0cm" svg:width="15.875cm" svg:height="11.298cm" draw:z-index="1"><draw:image xlink:href="Pictures/1000000000000258000001AB674B8DD9F52CCAEF.png" xlink:type="simple" xlink:show="embed" xlink:actuate="onLoad"/></draw:frame></text:p>
      <text:p text:style-name="P1"/>
      <text:p text:style-name="P1"><text:soft-page-break/>Rotation sur l’axe y : </text:p>
      <text:p text:style-name="P1"><draw:frame draw:style-name="fr1" draw:name="Image3" text:anchor-type="paragraph" svg:x="0.339cm" svg:y="0.265cm" svg:width="15.901cm" svg:height="11.377cm" draw:z-index="2"><draw:image xlink:href="Pictures/1000000000000259000001AE8E590F9489C4C2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1T12:50:22.426417615</dc:date>
    <meta:editing-duration>PT2M45S</meta:editing-duration>
    <meta:editing-cycles>1</meta:editing-cycles>
    <meta:generator>LibreOffice/5.3.6.1$Linux_X86_64 LibreOffice_project/30$Build-1</meta:generator>
    <meta:document-statistic meta:table-count="0" meta:image-count="3" meta:object-count="0" meta:page-count="2" meta:paragraph-count="3" meta:word-count="13" meta:character-count="68" meta:non-whitespace-character-count="55"/>
  </office:meta>
</office:document-meta>
</file>